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2618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7807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1.0701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0.5827in"/>
    </style:style>
    <style:style style:name="co14" style:family="table-column">
      <style:table-column-properties fo:break-before="auto" style:column-width="1.7965in"/>
    </style:style>
    <style:style style:name="co15" style:family="table-column">
      <style:table-column-properties fo:break-before="auto" style:column-width="0.7571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4661in"/>
    </style:style>
    <style:style style:name="co18" style:family="table-column">
      <style:table-column-properties fo:break-before="auto" style:column-width="0.7354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1.3181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0.4075in"/>
    </style:style>
    <style:style style:name="co23" style:family="table-column">
      <style:table-column-properties fo:break-before="auto" style:column-width="0.4583in"/>
    </style:style>
    <style:style style:name="co24" style:family="table-column">
      <style:table-column-properties fo:break-before="auto" style:column-width="0.7063in"/>
    </style:style>
    <style:style style:name="co25" style:family="table-column">
      <style:table-column-properties fo:break-before="auto" style:column-width="0.3854in"/>
    </style:style>
    <style:style style:name="co26" style:family="table-column">
      <style:table-column-properties fo:break-before="auto" style:column-width="1.4319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4689in"/>
    </style:style>
    <style:style style:name="co29" style:family="table-column">
      <style:table-column-properties fo:break-before="auto" style:column-width="1.6264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1.4929in"/>
    </style:style>
    <style:style style:name="co32" style:family="table-column">
      <style:table-column-properties fo:break-before="auto" style:column-width="1.1898in"/>
    </style:style>
    <style:style style:name="co33" style:family="table-column">
      <style:table-column-properties fo:break-before="auto" style:column-width="0.9902in"/>
    </style:style>
    <style:style style:name="co34" style:family="table-column">
      <style:table-column-properties fo:break-before="auto" style:column-width="1.4201in"/>
    </style:style>
    <style:style style:name="co35" style:family="table-column">
      <style:table-column-properties fo:break-before="auto" style:column-width="1.1874in"/>
    </style:style>
    <style:style style:name="co36" style:family="table-column">
      <style:table-column-properties fo:break-before="auto" style:column-width="1.2425in"/>
    </style:style>
    <style:style style:name="co37" style:family="table-column">
      <style:table-column-properties fo:break-before="auto" style:column-width="0.9555in"/>
    </style:style>
    <style:style style:name="co38" style:family="table-column">
      <style:table-column-properties fo:break-before="auto" style:column-width="1.8571in"/>
    </style:style>
    <style:style style:name="co39" style:family="table-column">
      <style:table-column-properties fo:break-before="auto" style:column-width="1.602in"/>
    </style:style>
    <style:style style:name="co40" style:family="table-column">
      <style:table-column-properties fo:break-before="auto" style:column-width="1.3472in"/>
    </style:style>
    <style:style style:name="co41" style:family="table-column">
      <style:table-column-properties fo:break-before="auto" style:column-width="1.2138in"/>
    </style:style>
    <style:style style:name="co42" style:family="table-column">
      <style:table-column-properties fo:break-before="auto" style:column-width="1.3957in"/>
    </style:style>
    <style:style style:name="co43" style:family="table-column">
      <style:table-column-properties fo:break-before="auto" style:column-width="1.1165in"/>
    </style:style>
    <style:style style:name="co44" style:family="table-column">
      <style:table-column-properties fo:break-before="auto" style:column-width="1.8689in"/>
    </style:style>
    <style:style style:name="co45" style:family="table-column">
      <style:table-column-properties fo:break-before="auto" style:column-width="1.3102in"/>
    </style:style>
    <style:style style:name="co46" style:family="table-column">
      <style:table-column-properties fo:break-before="auto" style:column-width="1.2744in"/>
    </style:style>
    <style:style style:name="co47" style:family="table-column">
      <style:table-column-properties fo:break-before="auto" style:column-width="1.4563in"/>
    </style:style>
    <style:style style:name="co48" style:family="table-column">
      <style:table-column-properties fo:break-before="auto" style:column-width="2.2256in"/>
    </style:style>
    <style:style style:name="co49" style:family="table-column">
      <style:table-column-properties fo:break-before="auto" style:column-width="1.2154in"/>
    </style:style>
    <style:style style:name="co50" style:family="table-column">
      <style:table-column-properties fo:break-before="auto" style:column-width="0.8055in"/>
    </style:style>
    <style:style style:name="co51" style:family="table-column">
      <style:table-column-properties fo:break-before="auto" style:column-width="0.628in"/>
    </style:style>
    <style:style style:name="co52" style:family="table-column">
      <style:table-column-properties fo:break-before="auto" style:column-width="0.778in"/>
    </style:style>
    <style:style style:name="co53" style:family="table-column">
      <style:table-column-properties fo:break-before="auto" style:column-width="0.5189in"/>
    </style:style>
    <style:style style:name="co54" style:family="table-column">
      <style:table-column-properties fo:break-before="auto" style:column-width="0.5457in"/>
    </style:style>
    <style:style style:name="co55" style:family="table-column">
      <style:table-column-properties fo:break-before="auto" style:column-width="0.7646in"/>
    </style:style>
    <style:style style:name="co56" style:family="table-column">
      <style:table-column-properties fo:break-before="auto" style:column-width="1.0555in"/>
    </style:style>
    <style:style style:name="co57" style:family="table-column">
      <style:table-column-properties fo:break-before="auto" style:column-width="0.6547in"/>
    </style:style>
    <style:style style:name="co58" style:family="table-column">
      <style:table-column-properties fo:break-before="auto" style:column-width="0.939in"/>
    </style:style>
    <style:style style:name="co59" style:family="table-column">
      <style:table-column-properties fo:break-before="auto" style:column-width="1.461in"/>
    </style:style>
    <style:style style:name="co60" style:family="table-column">
      <style:table-column-properties fo:break-before="auto" style:column-width="0.9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No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ctions</text:p>
          </table:table-cell>
          <table:table-cell/>
          <table:table-cell office:value-type="string">
            <text:p>Vehicle Types:</text:p>
          </table:table-cell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Arachnons</text:p>
          </table:table-cell>
          <table:table-cell table:number-columns-repeated="2"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Cosmic Needle Men</text:p>
          </table:table-cell>
          <table:table-cell table:number-columns-repeated="2"/>
          <table:table-cell table:number-columns-repeated="3" office:value-type="string">
            <text:p>Suit</text:p>
          </table:table-cell>
        </table:table-row>
        <table:table-row table:style-name="ro1">
          <table:table-cell office:value-type="string">
            <text:p>Ectonians</text:p>
          </table:table-cell>
          <table:table-cell table:number-columns-repeated="2"/>
          <table:table-cell office:value-type="string">
            <text:p>Bike</text:p>
          </table:table-cell>
          <table:table-cell office:value-type="string">
            <text:p>Monitor</text:p>
          </table:table-cell>
          <table:table-cell office:value-type="string">
            <text:p>Bike</text:p>
          </table:table-cell>
        </table:table-row>
        <table:table-row table:style-name="ro1">
          <table:table-cell office:value-type="string">
            <text:p>Entradishar</text:p>
          </table:table-cell>
          <table:table-cell table:number-columns-repeated="2"/>
          <table:table-cell office:value-type="string">
            <text:p>Mechs</text:p>
          </table:table-cell>
          <table:table-cell office:value-type="string">
            <text:p>Drone</text:p>
          </table:table-cell>
          <table:table-cell office:value-type="string">
            <text:p>Ryders</text:p>
          </table:table-cell>
        </table:table-row>
        <table:table-row table:style-name="ro1">
          <table:table-cell office:value-type="string">
            <text:p>Guir</text:p>
          </table:table-cell>
          <table:table-cell table:number-columns-repeated="2"/>
          <table:table-cell office:value-type="string">
            <text:p>Battery</text:p>
          </table:table-cell>
          <table:table-cell/>
          <table:table-cell office:value-type="string">
            <text:p>Fighter</text:p>
          </table:table-cell>
        </table:table-row>
        <table:table-row table:style-name="ro1">
          <table:table-cell office:value-type="string">
            <text:p>Mah-Tog</text:p>
          </table:table-cell>
          <table:table-cell table:number-columns-repeated="4"/>
          <table:table-cell office:value-type="string">
            <text:p>Probe</text:p>
          </table:table-cell>
        </table:table-row>
        <table:table-row table:style-name="ro1">
          <table:table-cell office:value-type="string">
            <text:p>Nozama</text:p>
          </table:table-cell>
          <table:table-cell table:number-columns-repeated="2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/>
        </table:table-row>
        <table:table-row table:style-name="ro1">
          <table:table-cell office:value-type="string">
            <text:p>Orn</text:p>
          </table:table-cell>
          <table:table-cell table:number-columns-repeated="2"/>
          <table:table-cell office:value-type="string">
            <text:p>Tank</text:p>
          </table:table-cell>
          <table:table-cell table:number-columns-repeated="2"/>
        </table:table-row>
        <table:table-row table:style-name="ro1">
          <table:table-cell office:value-type="string">
            <text:p>Swamp Beasts</text:p>
          </table:table-cell>
          <table:table-cell table:number-columns-repeated="2"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olony</text:p>
          </table:table-cell>
        </table:table-row>
        <table:table-row table:style-name="ro1">
          <table:table-cell office:value-type="string">
            <text:p>SxullBorgs</text:p>
          </table:table-cell>
          <table:table-cell table:number-columns-repeated="2"/>
          <table:table-cell office:value-type="string">
            <text:p>Landship</text:p>
          </table:table-cell>
          <table:table-cell/>
          <table:table-cell office:value-type="string">
            <text:p>Ship</text:p>
          </table:table-cell>
        </table:table-row>
        <table:table-row table:style-name="ro1">
          <table:table-cell office:value-type="string">
            <text:p>VaT'ak Warriors</text:p>
          </table:table-cell>
          <table:table-cell table:number-columns-repeated="2"/>
          <table:table-cell office:value-type="string">
            <text:p>Traction City</text:p>
          </table:table-cell>
          <table:table-cell/>
          <table:table-cell office:value-type="string">
            <text:p>Dreadnought</text:p>
          </table:table-cell>
        </table:table-row>
        <table:table-row table:style-name="ro1">
          <table:table-cell office:value-type="string">
            <text:p>Xirons</text:p>
          </table:table-cell>
          <table:table-cell table:number-columns-repeated="4"/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Zenrin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>
            <text:p>Terran</text:p>
          </table:table-cell>
          <table:table-cell table:number-columns-repeated="5"/>
        </table:table-row>
        <table:table-row table:style-name="ro1">
          <table:table-cell office:value-type="string">
            <text:p>Synergy</text:p>
          </table:table-cell>
          <table:table-cell table:number-columns-repeated="5"/>
        </table:table-row>
        <table:table-row table:style-name="ro1">
          <table:table-cell office:value-type="string">
            <text:p>Eve</text:p>
          </table:table-cell>
          <table:table-cell table:number-columns-repeated="5"/>
        </table:table-row>
        <table:table-row table:style-name="ro1">
          <table:table-cell office:value-type="string">
            <text:p>Stones</text:p>
          </table:table-cell>
          <table:table-cell table:number-columns-repeated="5"/>
        </table:table-row>
        <table:table-row table:style-name="ro1">
          <table:table-cell office:value-type="string">
            <text:p>Torn</text:p>
          </table:table-cell>
          <table:table-cell table:number-columns-repeated="5"/>
        </table:table-row>
        <table:table-row table:style-name="ro1">
          <table:table-cell office:value-type="string">
            <text:p>G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irates</text:p>
          </table:table-cell>
          <table:table-cell table:number-columns-repeated="5"/>
        </table:table-row>
        <table:table-row table:style-name="ro1">
          <table:table-cell office:value-type="string">
            <text:p>Crawler</text:p>
          </table:table-cell>
          <table:table-cell table:number-columns-repeated="5"/>
        </table:table-row>
        <table:table-row table:style-name="ro1">
          <table:table-cell office:value-type="string">
            <text:p>Ad Infinitu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abid</text:p>
          </table:table-cell>
          <table:table-cell table:number-columns-repeated="5"/>
        </table:table-row>
        <table:table-row table:style-name="ro1">
          <table:table-cell office:value-type="string">
            <text:p>Nurgle</text:p>
          </table:table-cell>
          <table:table-cell table:number-columns-repeated="5"/>
        </table:table-row>
      </table:table>
      <table:table table:name="User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>
            <text:p>MegaFleets</text:p>
          </table:table-cell>
          <table:table-cell office:value-type="string">
            <text:p>MFUser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AdminLev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Onli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na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assc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8"/>
        </table:table-row>
      </table:table>
      <table:table table:name="Unit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lightMode</text:p>
          </table:table-cell>
          <table:table-cell office:value-type="string">
            <text:p>Factory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rystallium</text:p>
          </table:table-cell>
          <table:table-cell office:value-type="string">
            <text:p>Currency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-7 Mauler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ll-Terrain Rover</text:p>
          </table:table-cell>
          <table:table-cell office:value-type="string">
            <text:p>Land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2 Scout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2</text:p>
          </table:table-cell>
          <table:table-cell office:value-type="string">
            <text:p>Land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Boron Recon Buggy v3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</text:p>
          </table:table-cell>
          <table:table-cell office:value-type="string">
            <text:p>Land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3</text:p>
          </table:table-cell>
          <table:table-cell office:value-type="string">
            <text:p>Land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 2 v4</text:p>
          </table:table-cell>
          <table:table-cell office:value-type="string">
            <text:p>Land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9 Eliminator</text:p>
          </table:table-cell>
          <table:table-cell office:value-type="string">
            <text:p>Land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EW-10 Annihilato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R-Class Wrecker</text:p>
          </table:table-cell>
          <table:table-cell office:value-type="string">
            <text:p>Land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entinel of Garsasso</text:p>
          </table:table-cell>
          <table:table-cell office:value-type="string">
            <text:p>Land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Tan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Warme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1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2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40">
            <text:p>40.0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3</text:p>
          </table:table-cell>
          <table:table-cell office:value-type="string">
            <text:p>Land</text:p>
          </table:table-cell>
          <table:table-cell office:value-type="float" office:value="400">
            <text:p>400</text:p>
          </table:table-cell>
          <table:table-cell office:value-type="float" office:value="0.23">
            <text:p>0.2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Zenrin Fighter v4</text:p>
          </table:table-cell>
          <table:table-cell office:value-type="string">
            <text:p>Land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DM Sensor-200</text:p>
          </table:table-cell>
          <table:table-cell office:value-type="string">
            <text:p>Orbit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-Class Battle Station v3</text:p>
          </table:table-cell>
          <table:table-cell office:value-type="string">
            <text:p>Orbit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 Moon Gun</text:p>
          </table:table-cell>
          <table:table-cell office:value-type="string">
            <text:p>Orbit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/>
          <table:table-cell office:value-type="string">
            <text:p>TK Scan420</text:p>
          </table:table-cell>
          <table:table-cell office:value-type="string">
            <text:p>Orbit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table:number-columns-repeated="2"/>
          <table:table-cell office:value-type="string">
            <text:p>A-90 Blobomb</text:p>
          </table:table-cell>
          <table:table-cell office:value-type="string">
            <text:p>Spac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ATO-3 Crawler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.R. Org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Cargo Booster</text:p>
          </table:table-cell>
          <table:table-cell office:value-type="string">
            <text:p>Spac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-Class Suicide Fighte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iganto Planet Attacker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HC-4 Space Runway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Hurax Stealth Fight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Infinita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3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egaBot v4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-Class Battleship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Fighter</text:p>
          </table:table-cell>
          <table:table-cell office:value-type="string">
            <text:p>Space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 Queen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SAA2 Incinerato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Spac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string">
            <text:p>Super Space Fight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hirus All-Purpose Saucer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Bike v2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TK PsiHaul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5 Raid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6 Instigato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7 Corvett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-8 Assault Shuttl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</text:p>
          </table:table-cell>
          <table:table-cell office:value-type="string">
            <text:p>Spac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 Cruiser v2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 table:number-rows-repeated="15">
          <table:table-cell table:number-columns-repeated="5"/>
          <table:table-cell table:style-name="Default"/>
          <table:table-cell table:number-columns-repeated="10"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ets" table:style-name="ta1" table:print="false">
        <table:table-column table:style-name="co2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Plan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office:value-type="string">
            <text:p>Planets</text:p>
          </table:table-cell>
          <table:table-cell table:number-columns-repeated="5"/>
        </table:table-row>
      </table:table>
      <table:table table:name="Games" table:style-name="ta1" table:print="false"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GameId</text:p>
          </table:table-cell>
          <table:table-cell office:value-type="string">
            <text:p>PlayerId</text:p>
          </table:table-cell>
        </table:table-row>
        <table:table-row table:style-name="ro1">
          <table:table-cell office:value-type="string">
            <text:p>Games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Factories" table:style-name="ta1" table:print="false"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FactoryId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Id</text:p>
          </table:table-cell>
        </table:table-row>
        <table:table-row table:style-name="ro1">
          <table:table-cell office:value-type="string">
            <text:p>Factories</text:p>
          </table:table-cell>
          <table:table-cell table:number-columns-repeated="5"/>
        </table:table-row>
      </table:table>
      <table:table table:name="Fleets" table:style-name="ta1" table:print="false">
        <office:forms form:automatic-focus="false" form:apply-design-mode="false"/>
        <table:table-column table:style-name="co2" table:default-cell-style-name="Default"/>
        <table:table-column table:style-name="co28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FleetId</text:p>
          </table:table-cell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</table:table-row>
        <table:table-row table:style-name="ro1">
          <table:table-cell office:value-type="string">
            <text:p>Fleets</text:p>
          </table:table-cell>
          <table:table-cell table:number-columns-repeated="5"/>
        </table:table-row>
      </table:table>
      <table:table table:name="SubFleets" table:style-name="ta1" table:print="false">
        <office:forms form:automatic-focus="false" form:apply-design-mode="false"/>
        <table:table-column table:style-name="co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ubFleetId</text:p>
          </table:table-cell>
          <table:table-cell office:value-type="string">
            <text:p>Fle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SubFleets</text:p>
          </table:table-cell>
          <table:table-cell table:number-columns-repeated="4"/>
        </table:table-row>
      </table:table>
      <table:table table:name="Factions" table:style-name="ta1" table:print="false"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row table:style-name="ro1">
          <table:table-cell office:value-type="string">
            <text:p>Races</text:p>
          </table:table-cell>
          <table:table-cell office:value-type="string">
            <text:p>RaceId</text:p>
          </table:table-cell>
          <table:table-cell office:value-type="string">
            <text:p>Name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</table:table-row>
        <table:table-row table:style-name="ro1">
          <table:table-cell table:number-columns-repeated="2"/>
          <table:table-cell office:value-type="string">
            <text:p>Terran</text:p>
          </table:table-cell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2"/>
          <table:table-cell office:value-type="string">
            <text:p>Synergy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2"/>
          <table:table-cell office:value-type="string">
            <text:p>Eve</text:p>
          </table:table-cell>
          <table:table-cell office:value-type="float" office:value="45">
            <text:p>4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2"/>
          <table:table-cell office:value-type="string">
            <text:p>Stones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2"/>
          <table:table-cell office:value-type="string">
            <text:p>Torn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2"/>
          <table:table-cell office:value-type="string">
            <text:p>Gat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2"/>
          <table:table-cell office:value-type="string">
            <text:p>Pirates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Crawler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2"/>
          <table:table-cell office:value-type="string">
            <text:p>Ad Infinitum</text:p>
          </table:table-cell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number-columns-repeated="2"/>
          <table:table-cell office:value-type="string">
            <text:p>Rabid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string">
            <text:p>Nurgle</text:p>
          </table:table-cell>
          <table:table-cell office:value-type="float" office:value="-10">
            <text:p>-10</text:p>
          </table:table-cell>
          <table:table-cell office:value-type="float" office:value="200">
            <text:p>200</text:p>
          </table:table-cell>
        </table:table-row>
      </table:table>
      <table:table table:name="StarterFleets" table:style-name="ta1" table:print="false">
        <office:forms form:automatic-focus="false" form:apply-design-mode="false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office:value-type="string">
            <text:p>StarterFleetId</text:p>
          </table:table-cell>
          <table:table-cell office:value-type="string">
            <text:p>RaceId</text:p>
          </table:table-cell>
        </table:table-row>
        <table:table-row table:style-name="ro1">
          <table:table-cell office:value-type="string">
            <text:p>StarterFleets</text:p>
          </table:table-cell>
          <table:table-cell office:value-type="float" office:value="1">
            <text:p>1</text:p>
          </table:table-cell>
          <table:table-cell office:value-type="string">
            <text:p>Arachnon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smic Needle Me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ctonian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ntradisha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uir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ah-Tog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Nozama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Or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Swamp Beast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xullborg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VaT'ak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Xiron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Zenrin</text:p>
          </table:table-cell>
        </table:table-row>
      </table:table>
      <table:table table:name="StarterSubFleets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tarterSubFleetId</text:p>
          </table:table-cell>
          <table:table-cell office:value-type="string">
            <text:p>StarterFle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StarterSubFleet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tio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All-Terrain Rover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OSAA2 Incinderato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Population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Hurax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Cargo Booste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EDM Sensor-20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G-21 Arc Cannon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egaBo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Super Space Fight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ype 9 HyperBoo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-7 Mauler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Giganto Planet Attack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Scan-O-Matic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Sentinel of Garsass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Super Space Fighte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K Assault Pside Ca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K Bik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K PsiHaul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K Scan4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K Tan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Population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Ultraniu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HEW Upgrade Kit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HEW-9 Elimina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Nozama Fighter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Nozama Qu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Boron Recon Buggy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argo Boos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Orn Moon Gu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hirus All-Purpose Saucer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Warmek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A-7 Maul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ATO-3 Crawler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All-Terrain Rov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HEW Upgrade Ki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HEW-9 Eliminato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R-Class Wrecker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Scan-O-Matic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Sentinel of Garsass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-7 Mau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TO-2 Scout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TO-3 Crawl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All-Terrain Rov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Boron Recon Buggy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HEW-9 Elimin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Sentinel of Garsasso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Super Space Fight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TK Tank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X-5 Raide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X-6 Instig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X-7 Corvett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All-Terrain Rov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E-Class Suicide Figh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N-Class Battle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Type12 Warhead Po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X-8 Assault Shutt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oron Recon Buggy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HEW-9 Eliminator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Sentinel of Garsass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Warmek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X-6 Instigator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Xiron Force Coil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Xiron Medium Cru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Population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Ultranium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Cargo Boos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DinChoFu Stealth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can-O-Matic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X-8 Assault Shuttl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Zenrin War Monk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ZinCho Mystic Breath</text:p>
          </table:table-cell>
          <table:table-cell office:value-type="float" office:value="20">
            <text:p>20</text:p>
          </table:table-cell>
        </table:table-row>
      </table:table>
      <table:table table:name="Discounts" table:style-name="ta1" table:print="false">
        <table:table-column table:style-name="co2" table:number-columns-repeated="3" table:default-cell-style-name="Default"/>
        <table:table-column table:style-name="co39" table:default-cell-style-name="Default"/>
        <table:table-column table:style-name="co2" table:number-columns-repeated="2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row table:style-name="ro1">
          <table:table-cell/>
          <table:table-cell office:value-type="string">
            <text:p>DiscountId</text:p>
          </table:table-cell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FixedPrice</text:p>
          </table:table-cell>
          <table:table-cell office:value-type="string">
            <text:p>Discount</text:p>
          </table:table-cell>
          <table:table-cell office:value-type="string">
            <text:p>FixedLicensePrice</text:p>
          </table:table-cell>
          <table:table-cell office:value-type="string">
            <text:p>LicenseDiscount</text:p>
          </table:table-cell>
          <table:table-cell office:value-type="string">
            <text:p>FixedComplexity</text:p>
          </table:table-cell>
          <table:table-cell office:value-type="string">
            <text:p>ComplexityDiscount</text:p>
          </table:table-cell>
        </table:table-row>
        <table:table-row table:style-name="ro1">
          <table:table-cell office:value-type="string">
            <text:p>Discount</text:p>
          </table:table-cell>
          <table:table-cell/>
          <table:table-cell office:value-type="string">
            <text:p>Ectonian</text:p>
          </table:table-cell>
          <table:table-cell office:value-type="string">
            <text:p>Super Space Fighter</text:p>
          </table:table-cell>
          <table:table-cell office:value-type="string">
            <text:p>Bas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Megabot v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Type 9 HyperBooste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G-21 Arc Canno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ctonian</text:p>
          </table:table-cell>
          <table:table-cell office:value-type="string">
            <text:p>Hyper-Annihilator Array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/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Orn</text:p>
          </table:table-cell>
          <table:table-cell office:value-type="string">
            <text:p>Orn Moon G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Bonuses" table:style-name="ta1" table:print="false"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number-columns-repeated="3" table:default-cell-style-name="Default"/>
        <table:table-column table:style-name="co47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PopulationGrowth</text:p>
          </table:table-cell>
          <table:table-cell office:value-type="string">
            <text:p>ResourceGrowth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Mah-Tog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amp Beasts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Zenrin</text:p>
          </table:table-cell>
          <table:table-cell office:value-type="string">
            <text:p>Art of Silence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7"/>
        </table:table-row>
      </table:table>
      <table:table table:name="Unit_Faction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15" table:number-columns-repeated="2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ce1"/>
        <table:table-column table:style-name="co50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>
            <text:p>UnitId</text:p>
          </table:table-cell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FlightMode</text:p>
          </table:table-cell>
          <table:table-cell office:value-type="string">
            <text:p>Type</text:p>
          </table:table-cell>
          <table:table-cell office:value-type="string">
            <text:p>Factory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Personnel</text:p>
          </table:table-cell>
          <table:table-cell office:value-type="string">
            <text:p>Cargo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  <table:table-cell table:number-columns-repeated="4"/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esource</text:p>
          </table:table-cell>
          <table:table-cell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600">
            <text:p>60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lony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Synergy Warrior</text:p>
          </table:table-cell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Tank</text:p>
          </table:table-cell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Orbital Platform</text:p>
          </table:table-cell>
          <table:table-cell office:value-type="string">
            <text:p>Synergy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1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2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3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Shuttle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Carrier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Warship</text:p>
          </table:table-cell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400">
            <text:p>40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000">
            <text:p>1000</text:p>
          </table:table-cell>
          <table:table-cell office:value-type="float" office:value="40">
            <text:p>40.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200">
            <text:p>20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00">
            <text:p>30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/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50">
            <text:p>35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/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Personal Shuttle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irates</text:p>
          </table:table-cell>
          <table:table-cell/>
          <table:table-cell office:value-type="string">
            <text:p>Stone Anti-Space Battery v2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200">
            <text:p>20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rawler</text:p>
          </table:table-cell>
          <table:table-cell/>
          <table:table-cell office:value-type="string">
            <text:p>Stone Traction City</text:p>
          </table:table-cell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/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d Infinitum</text:p>
          </table:table-cell>
          <table:table-cell/>
          <table:table-cell office:value-type="string">
            <text:p>Stone Anti-Bio Bomb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abid</text:p>
          </table:table-cell>
          <table:table-cell/>
          <table:table-cell office:value-type="string">
            <text:p>Stone Corvette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urgle</text:p>
          </table:table-cell>
          <table:table-cell/>
          <table:table-cell office:value-type="string">
            <text:p>Stone Dreadnought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Mech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200">
            <text:p>20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/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Gat Warbot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1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2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45">
            <text:p>45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3</text:p>
          </table:table-cell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100">
            <text:p>10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pace Scanner</text:p>
          </table:table-cell>
          <table:table-cell office:value-type="string">
            <text:p>Gat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Space</text:p>
          </table:table-cell>
        </table:table-row>
        <table:table-row table:style-name="ro1">
          <table:table-cell table:number-columns-repeated="2"/>
          <table:table-cell office:value-type="string">
            <text:p>Gat Ryder Lead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t Mega Ryder v1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string">
            <text:p>Suit</text:p>
          </table:table-cell>
        </table:table-row>
        <table:table-row table:style-name="ro1">
          <table:table-cell table:number-columns-repeated="2"/>
          <table:table-cell office:value-type="string">
            <text:p>Gat Mega Ryder v2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Vehicle</text:p>
          </table:table-cell>
          <table:table-cell/>
          <table:table-cell office:value-type="string">
            <text:p>Single Vehicle</text:p>
          </table:table-cell>
        </table:table-row>
        <table:table-row table:style-name="ro1">
          <table:table-cell table:number-columns-repeated="2"/>
          <table:table-cell office:value-type="string">
            <text:p>Gat Mega Ryder v3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450">
            <text:p>45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ch</text:p>
          </table:table-cell>
          <table:table-cell office:value-type="string">
            <text:p>Drone</text:p>
          </table:table-cell>
          <table:table-cell office:value-type="string">
            <text:p>Ryder</text:p>
          </table:table-cell>
        </table:table-row>
        <table:table-row table:style-name="ro1">
          <table:table-cell table:number-columns-repeated="2"/>
          <table:table-cell office:value-type="string">
            <text:p>Gat Mega Ryder v4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1000">
            <text:p>100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ttery</text:p>
          </table:table-cell>
          <table:table-cell office:value-type="string">
            <text:p>Monitor</text:p>
          </table:table-cell>
          <table:table-cell office:value-type="string">
            <text:p>Fighter</text:p>
          </table:table-cell>
        </table:table-row>
        <table:table-row table:style-name="ro1">
          <table:table-cell table:number-columns-repeated="2"/>
          <table:table-cell office:value-type="string">
            <text:p>Gat Shuttle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robe</text:p>
          </table:table-cell>
        </table:table-row>
        <table:table-row table:style-name="ro1">
          <table:table-cell table:number-columns-repeated="2"/>
          <table:table-cell office:value-type="string">
            <text:p>Gat Frigate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14"/>
          <table:table-cell office:value-type="string">
            <text:p>Assault Vehicle</text:p>
          </table:table-cell>
          <table:table-cell office:value-type="string">
            <text:p>Satellite</text:p>
          </table:table-cell>
          <table:table-cell office:value-type="string">
            <text:p>Shuttle</text:p>
          </table:table-cell>
        </table:table-row>
        <table:table-row table:style-name="ro1">
          <table:table-cell table:number-columns-repeated="2"/>
          <table:table-cell office:value-type="string">
            <text:p>Gat Ryder Carrier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table:number-columns-repeated="14"/>
          <table:table-cell office:value-type="string">
            <text:p>Tank</text:p>
          </table:table-cell>
          <table:table-cell/>
          <table:table-cell office:value-type="string">
            <text:p>Frigate</text:p>
          </table:table-cell>
        </table:table-row>
        <table:table-row table:style-name="ro1">
          <table:table-cell table:number-columns-repeated="2"/>
          <table:table-cell office:value-type="string">
            <text:p>Gat Ultra-Mech</text:p>
          </table:table-cell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dar Center</text:p>
          </table:table-cell>
          <table:table-cell office:value-type="string">
            <text:p>Station</text:p>
          </table:table-cell>
          <table:table-cell office:value-type="string">
            <text:p>Cruiser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12"/>
          <table:table-cell office:value-type="string">
            <text:p>Landship</text:p>
          </table:table-cell>
          <table:table-cell/>
          <table:table-cell office:value-type="string">
            <text:p>Corvette</text:p>
          </table:table-cell>
        </table:table-row>
        <table:table-row table:style-name="ro1">
          <table:table-cell table:number-columns-repeated="2"/>
          <table:table-cell office:value-type="string">
            <text:p>Soldi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/>
          <table:table-cell table:style-name="Default"/>
          <table:table-cell table:number-columns-repeated="12"/>
          <table:table-cell office:value-type="string">
            <text:p>Traction City</text:p>
          </table:table-cell>
          <table:table-cell/>
          <table:table-cell office:value-type="string">
            <text:p>Carrier</text:p>
          </table:table-cell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lony</text:p>
          </table:table-cell>
        </table:table-row>
        <table:table-row table:style-name="ro1">
          <table:table-cell table:number-columns-repeated="2"/>
          <table:table-cell office:value-type="string">
            <text:p>Tank Craw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/>
          <table:table-cell table:style-name="Default"/>
          <table:table-cell table:number-columns-repeated="14"/>
          <table:table-cell office:value-type="string">
            <text:p>Dreadnought</text:p>
          </table:table-cell>
        </table:table-row>
        <table:table-row table:style-name="ro1">
          <table:table-cell table:number-columns-repeated="2"/>
          <table:table-cell office:value-type="string">
            <text:p>Scarab Craw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/>
          <table:table-cell table:style-name="Default"/>
          <table:table-cell table:number-columns-repeated="14"/>
          <table:table-cell office:value-type="string">
            <text:p>Capital Ship</text:p>
          </table:table-cell>
        </table:table-row>
        <table:table-row table:style-name="ro1">
          <table:table-cell table:number-columns-repeated="2"/>
          <table:table-cell office:value-type="string">
            <text:p>Death Worm Crawler</text:p>
          </table:table-cell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Orbital Attack Platform</text:p>
          </table:table-cell>
          <table:table-cell office:value-type="string">
            <text:p>Crawler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Flyer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Transport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Carrier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Corvette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Dreadnought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rawler Mothership</text:p>
          </table:table-cell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Default"/>
          <table:table-cell table:number-columns-repeated="15"/>
        </table:table-row>
        <table:table-row table:style-name="ro1" table:number-rows-repeated="25">
          <table:table-cell table:number-columns-repeated="7"/>
          <table:table-cell table:style-name="Default"/>
          <table:table-cell table:number-columns-repeated="15"/>
        </table:table-row>
        <table:table-row table:style-name="ro1" table:number-rows-repeated="10484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actory Availability" table:style-name="ta1" table:print="false">
        <table:table-column table:style-name="co2" table:default-cell-style-name="Default"/>
        <table:table-column table:style-name="co59" table:default-cell-style-name="Default"/>
        <table:table-column table:style-name="co48" table:default-cell-style-name="Default"/>
        <table:table-column table:style-name="co60" table:default-cell-style-name="Default"/>
        <table:table-column table:style-name="co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>
            <text:p>FactoryAvailabilityId</text:p>
          </table:table-cell>
          <table:table-cell office:value-type="string">
            <text:p>UnitId</text:p>
          </table:table-cell>
          <table:table-cell office:value-type="string">
            <text:p>FactionId</text:p>
          </table:table-cell>
          <table:table-cell table:number-columns-repeated="4"/>
        </table:table-row>
        <table:table-row table:style-name="ro1">
          <table:table-cell office:value-type="string">
            <text:p>Units</text:p>
          </table:table-cell>
          <table:table-cell/>
          <table:table-cell office:value-type="string">
            <text:p>Work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our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Terra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ynergy Warrior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Tank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Orbital Platform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1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2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3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Shuttle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Carrier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Warship</text:p>
          </table:table-cell>
          <table:table-cell office:value-type="string">
            <text:p>Synerg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Ev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 v2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Traction City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Bio Bomb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Corvette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Dreadnought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Ston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Tor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at Warbot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1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2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3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pace Scann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Lead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1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2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3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4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huttle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Frigate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Carrier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Ultra-Mech</text:p>
          </table:table-cell>
          <table:table-cell office:value-type="string">
            <text:p>Ga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oldi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utt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ank Craw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rab Craw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ath Worm Crawl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bital Attack Platform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Fly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Transport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Carrier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Corvette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Dreadnought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awler Mothership</text:p>
          </table:table-cell>
          <table:table-cell office:value-type="string">
            <text:p>Crawl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Ad Infinit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ynergy Warrio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Tank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Orbital Platform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Fighter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gery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Carri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ynergy Wa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Traction Cit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Bio Bomb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Corvet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at Warbot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Warbuggy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pace Scann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Lead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1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2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3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Mega Ryder v4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Shuttl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Frigate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Ryder Carrier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at Ultra-Mech</text:p>
          </table:table-cell>
          <table:table-cell office:value-type="string">
            <text:p>Pirat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Rabi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erran Imperial Soldi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Tank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cann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efense Platform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ight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Shuttl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Friga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lon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Corvet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rran Imperial Warhship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ve Warrior v1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3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rior v4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1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3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Landship v4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an-O-Matic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Suicide Fight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Friga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Corvet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e Warship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orn Walk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Rov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entinel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Batter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1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pace Bike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tealth Fight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Sauce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rn Mothership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one Warrior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Space Battery v2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Traction City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Anti-Bio Bomb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Shuttl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Corvette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Dreadnought</text:p>
          </table:table-cell>
          <table:table-cell office:value-type="string">
            <text:p>Nurg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ne Warship</text:p>
          </table:table-cell>
          <table:table-cell office:value-type="string">
            <text:p>Nurgle</text:p>
          </table:table-cell>
          <table:table-cell table:number-columns-repeated="4"/>
        </table:table-row>
      </table:table>
      <table:database-ranges>
        <table:database-range table:target-range-address="Units.C1:Units.P104857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6/02/2020</text:date>, <text:time>00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3H9M1S</meta:editing-duration>
    <meta:editing-cycles>19</meta:editing-cycles>
    <meta:generator>OpenOffice.org/3.3$Win32 OpenOffice.org_project/330m20$Build-9567</meta:generator>
    <dc:date>2020-06-02T00:14:56.78</dc:date>
    <meta:document-statistic meta:table-count="15" meta:cell-count="2998" meta:object-count="0"/>
    <meta:user-defined meta:name="Info 1"/>
    <meta:user-defined meta:name="Info 2"/>
    <meta:user-defined meta:name="Info 3"/>
    <meta:user-defined meta:name="Info 4"/>
  </office:meta>
</office:document-meta>
</file>